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1ee228" officeooo:paragraph-rsid="001ee228"/>
    </style:style>
    <style:style style:name="P2" style:family="paragraph" style:parent-style-name="Standard">
      <style:text-properties style:font-name="Palatino Linotype" fo:font-style="normal" officeooo:rsid="001fa85d" officeooo:paragraph-rsid="001fa85d" style:font-style-asian="normal" style:font-style-complex="normal"/>
    </style:style>
    <style:style style:name="P3" style:family="paragraph" style:parent-style-name="Standard">
      <style:text-properties style:font-name="Palatino Linotype" fo:font-style="normal" officeooo:rsid="001fe74a" officeooo:paragraph-rsid="0025e48f" style:font-style-asian="normal" style:font-style-complex="normal"/>
    </style:style>
    <style:style style:name="P4" style:family="paragraph" style:parent-style-name="Standard">
      <style:text-properties style:font-name="Palatino Linotype" fo:font-style="normal" officeooo:rsid="002bacff" officeooo:paragraph-rsid="002bacff" style:font-style-asian="normal" style:font-style-complex="normal"/>
    </style:style>
    <style:style style:name="P5" style:family="paragraph" style:parent-style-name="Standard">
      <style:text-properties style:font-name="Palatino Linotype" officeooo:rsid="001fe74a" officeooo:paragraph-rsid="001fe74a"/>
    </style:style>
    <style:style style:name="P6" style:family="paragraph" style:parent-style-name="Standard">
      <style:text-properties style:font-name="Palatino Linotype" officeooo:rsid="002660ab" officeooo:paragraph-rsid="002660ab"/>
    </style:style>
    <style:style style:name="P7" style:family="paragraph" style:parent-style-name="Standard">
      <style:text-properties officeooo:paragraph-rsid="001ee228"/>
    </style:style>
    <style:style style:name="P8" style:family="paragraph" style:parent-style-name="Standard">
      <style:text-properties officeooo:paragraph-rsid="001fe7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Palatino Linotype" officeooo:rsid="001ee228"/>
    </style:style>
    <style:style style:name="T3" style:family="text">
      <style:text-properties style:font-name="Palatino Linotype" fo:font-style="italic" officeooo:rsid="001ee228" style:font-style-asian="italic" style:font-style-complex="italic"/>
    </style:style>
    <style:style style:name="T4" style:family="text">
      <style:text-properties style:font-name="Palatino Linotype" officeooo:rsid="001fe74a"/>
    </style:style>
    <style:style style:name="T5" style:family="text">
      <style:text-properties style:font-name="Palatino Linotype" fo:font-style="normal" officeooo:rsid="001fe74a" style:font-style-asian="normal" style:font-style-complex="normal"/>
    </style:style>
    <style:style style:name="T6" style:family="text">
      <style:text-properties style:font-name="Palatino Linotype" fo:font-style="normal" officeooo:rsid="0021892c" style:font-style-asian="normal" style:font-style-complex="normal"/>
    </style:style>
    <style:style style:name="T7" style:family="text">
      <style:text-properties officeooo:rsid="001fe74a"/>
    </style:style>
    <style:style style:name="T8" style:family="text">
      <style:text-properties officeooo:rsid="0021892c"/>
    </style:style>
    <style:style style:name="T9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4549f" style:font-size-asian="12pt" style:font-style-asian="normal" style:font-weight-asian="normal" style:font-size-complex="12pt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475e5" style:font-size-asian="12pt" style:font-style-asian="normal" style:font-weight-asian="normal" style:font-size-complex="12pt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officeooo:rsid="0025e48f" style:font-size-asian="12pt" style:font-style-asian="normal" style:font-weight-asian="normal" style:font-size-complex="12pt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Palatino Linotyp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text-emphasize="none"/>
    </style:style>
    <style:style style:name="T13" style:family="text">
      <style:text-properties fo:color="#000000" style:text-outline="false" style:text-line-through-style="none" style:text-line-through-type="none" style:font-name="Palatino Linotype" fo:font-size="12pt" fo:font-style="italic" fo:text-shadow="none" style:text-underline-style="none" fo:font-weight="normal" officeooo:rsid="0021892c" style:font-size-asian="12pt" style:font-style-asian="italic" style:font-weight-asian="normal" style:font-size-complex="12pt" style:font-style-complex="italic" style:text-emphasize="none"/>
    </style:style>
    <style:style style:name="T14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5e48f" style:font-size-asian="12pt" style:font-weight-asian="normal" style:font-size-complex="12pt" style:text-emphasize="none"/>
    </style:style>
    <style:style style:name="T15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660ab" style:font-size-asian="12pt" style:font-weight-asian="normal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92a73" style:font-size-asian="12pt" style:font-weight-asian="normal" style:font-size-complex="12pt" style:text-emphasize="none"/>
    </style:style>
    <style:style style:name="T17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aacb5" style:font-size-asian="12pt" style:font-weight-asian="normal" style:font-size-complex="12pt" style:text-emphasize="none"/>
    </style:style>
    <style:style style:name="T18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b00f3" style:font-size-asian="12pt" style:font-weight-asian="normal" style:font-size-complex="12pt" style:text-emphasize="none"/>
    </style:style>
    <style:style style:name="T19" style:family="text">
      <style:text-properties fo:color="#000000" style:text-outline="false" style:text-line-through-style="none" style:text-line-through-type="none" fo:font-size="12pt" fo:text-shadow="none" style:text-underline-style="none" fo:font-weight="normal" officeooo:rsid="002475e5" style:font-size-asian="12pt" style:font-weight-asian="normal" style:font-size-complex="12pt" style:text-emphasize="none"/>
    </style:style>
    <style:style style:name="T20" style:family="text">
      <style:text-properties fo:color="#000000" style:text-outline="false" style:text-line-through-style="none" style:text-line-through-type="none" fo:font-size="12pt" fo:text-shadow="none" style:text-underline-style="none" fo:font-weight="normal" style:font-size-asian="12pt" style:font-weight-asian="normal" style:font-size-complex="12pt" style:text-emphasize="none"/>
    </style:style>
    <style:style style:name="T21" style:family="text">
      <style:text-properties officeooo:rsid="0021d05e"/>
    </style:style>
    <style:style style:name="T22" style:family="text">
      <style:text-properties officeooo:rsid="002660ab"/>
    </style:style>
    <style:style style:name="T23" style:family="text">
      <style:text-properties officeooo:rsid="00279750"/>
    </style:style>
    <style:style style:name="T24" style:family="text">
      <style:text-properties officeooo:rsid="002de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2">Smlouvu pod 50K jsem nenašla. </text:span></text:p>
      <text:p text:style-name="P6">U části smluv je uvedena pouze částka s DPH, u části pouze částka bez DPH, <text:span text:style-name="T23">p</text:span>ředpokládám, že to jde na vrub faktu, že některá plnění jsou osvobozena od platby DPH.</text:p>
      <text:p text:style-name="P6"/>
      <text:p text:style-name="P1"><text:span text:style-name="T7">Vypadá to, </text:span>že nejvíce peněz se utratí za sociální <text:span text:style-name="T21">služby a dopravní infrastrukturu (opravy atd.).</text:span></text:p>
      <text:p text:style-name="P1"/>
      <text:p text:style-name="P7"><text:span text:style-name="T4">Zaujala mne</text:span><text:span text:style-name="T2"> 2M smlouva s jakousi advokátní kanceláří - </text:span><text:span text:style-name="T3">smlouva na </text:span><text:span text:style-name="T1">poskytování právních služeb - poradenství v oblasti metodiky zadávání veřejných zakázek. </text:span></text:p>
      <text:p text:style-name="P2"><text:span text:style-name="T24">O</text:span>čividně to je <text:span text:style-name="T8">opravdu etablovaná </text:span>ad<text:span text:style-name="T7">vokátní kancelář specializovaná na veřejné zakázky, nicméně přijde mi trochu zvláštní uzavírat něco takového pár měsíců před koncem funkčního období. </text:span></text:p>
      <text:p text:style-name="P8"><text:span text:style-name="T5"><text:line-break/></text:span><text:span text:style-name="T6">Vyloženě WTF působí položka </text:span><text:span text:style-name="T12">Dodá</text:span><text:span text:style-name="T13">n</text:span><text:span text:style-name="T12">í 1 500 kusů publikace Vladimíra Jiránka nazvané „HUMOR“ </text:span><text:span text:style-name="T9">v ceně téměř 600 000. </text:span><text:span text:style-name="T10">Není mi vůbec jasný důvod nákupu něčeho takového v t</text:span><text:span text:style-name="T11">akto</text:span><text:span text:style-name="T10"> absurdním množství. </text:span></text:p>
      <text:p text:style-name="P8"><text:span text:style-name="T10"/></text:p>
      <text:p text:style-name="P3"><text:span text:style-name="T19">Piráti by rozhodně ušetřili za licence Windows, </text:span><text:span text:style-name="T14">vyšly </text:span><text:span text:style-name="T15">na</text:span><text:span text:style-name="T14"> skoro půl milionu. </text:span><text:span text:style-name="T16">A rozhodně by stálo za zjištění, proč koupili licence zrovna tímto způsobem – proč potřebovali </text:span><text:span text:style-name="T17">verzi</text:span><text:span text:style-name="T16"> Professional a proč </text:span><text:span text:style-name="T17">jsou ty licence přenosné </text:span><text:span text:style-name="T18">(těžko říct, jestli M$ neříká něco jako „jsi-li státní instituce, musíš mít licence přenosné“). </text:span></text:p>
      <text:p text:style-name="P4"><text:span text:style-name="T18">C</text:span><text:span text:style-name="T20">ož ovšem tím spíš mluví pro to vykašlat se na Wokna úplně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0:14:49.979000000</meta:creation-date>
    <meta:generator>LibreOffice/5.1.3.2$Windows_X86_64 LibreOffice_project/644e4637d1d8544fd9f56425bd6cec110e49301b</meta:generator>
    <dc:date>2016-07-26T23:05:25.640000000</dc:date>
    <meta:editing-duration>PT2H30M8S</meta:editing-duration>
    <meta:editing-cycles>16</meta:editing-cycles>
    <meta:document-statistic meta:table-count="0" meta:image-count="0" meta:object-count="0" meta:page-count="1" meta:paragraph-count="8" meta:word-count="187" meta:character-count="1198" meta:non-whitespace-character-count="1011"/>
  </office:meta>
</office:document-meta>
</file>